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4</text:p>
      <text:p text:style-name="P2">If headers are not used (as in there are none in the document), then bold text will be interpreted as the titles of the documents. If there's none of that either, then the program will just crash.</text:p>
      <text:p text:style-name="P2"/>
      <text:p text:style-name="P1">Chapter 5</text:p>
      <text:p text:style-name="P2">What do you think will happen if you use <text:span text:style-name="T1">bold text </text:span><text:span text:style-name="T2">in the middle of a paragraph?</text:span></text:p>
      <text:p text:style-name="P2"><text:span text:style-name="T2"/></text:p>
      <text:p text:style-name="P1"><text:span text:style-name="T2">Chapter 6</text:span></text:p>
      <text:p text:style-name="P2"><text:span text:style-name="T2">Let's try some footnotes</text:span><text:span text:style-name="T2"><text:note text:id="ftn0" text:note-class="footnote"><text:note-citation>1</text:note-citation><text:note-body><text:p text:style-name="Footnote">This is a footnote. It will be treated the same as an endnote in the html output.</text:p></text:note-body></text:note></text:span><text:span text:style-name="T2"> and endnotes</text:span><text:span text:style-name="T2"><text:note text:id="ftn1" text:note-class="endnote"><text:note-citation>i</text:note-citation><text:note-body><text:p text:style-name="Endnote">This is an endnote. It will just be the same as a footnote, so this will be footnote 2 in the output.</text:p></text:note-body></text:note></text:span><text:span text:style-name="T2">.</text:span></text:p>
      <text:p text:style-name="P2"><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M19S</meta:editing-duration>
    <meta:editing-cycles>4</meta:editing-cycles>
    <meta:generator>OpenOffice/4.1.13$Win32 OpenOffice.org_project/4113m1$Build-9810</meta:generator>
    <dc:date>2023-02-27T19:14:56.40</dc:date>
    <dc:creator>Soren Frostwolf</dc:creator>
    <meta:document-statistic meta:table-count="0" meta:image-count="0" meta:object-count="0" meta:page-count="2" meta:paragraph-count="8" meta:word-count="108" meta:character-count="525"/>
    <meta:user-defined meta:name="Info 1"/>
    <meta:user-defined meta:name="Info 2"/>
    <meta:user-defined meta:name="Info 3"/>
    <meta:user-defined meta:name="Info 4"/>
  </office:meta>
</office:document-meta>
</file>